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37C496BD7D910CB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b88cd" officeooo:paragraph-rsid="00164033"/>
    </style:style>
    <style:style style:name="P12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3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4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5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6" style:family="paragraph" style:parent-style-name="Standard">
      <style:text-properties fo:font-weight="bold" officeooo:paragraph-rsid="001acf30" style:font-weight-asian="bold" style:font-weight-complex="bold"/>
    </style:style>
    <style:style style:name="P17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19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0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2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3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4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5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26" style:family="paragraph" style:parent-style-name="Standard">
      <style:text-properties officeooo:rsid="001a77a4" officeooo:paragraph-rsid="001a77a4"/>
    </style:style>
    <style:style style:name="P27" style:family="paragraph" style:parent-style-name="Standard">
      <style:text-properties officeooo:rsid="001a77a4" officeooo:paragraph-rsid="0023f966"/>
    </style:style>
    <style:style style:name="P28" style:family="paragraph" style:parent-style-name="Standard">
      <style:text-properties officeooo:rsid="037ddba9" officeooo:paragraph-rsid="001acf30"/>
    </style:style>
    <style:style style:name="P29" style:family="paragraph" style:parent-style-name="Standard">
      <style:text-properties officeooo:rsid="037ddba9" officeooo:paragraph-rsid="00234ba0"/>
    </style:style>
    <style:style style:name="P30" style:family="paragraph" style:parent-style-name="Standard">
      <style:text-properties officeooo:rsid="037ddba9" officeooo:paragraph-rsid="00251227"/>
    </style:style>
    <style:style style:name="P31" style:family="paragraph" style:parent-style-name="Standard">
      <style:text-properties officeooo:rsid="001acf30" officeooo:paragraph-rsid="001acf30"/>
    </style:style>
    <style:style style:name="P32" style:family="paragraph" style:parent-style-name="Standard">
      <style:text-properties officeooo:rsid="001acf30" officeooo:paragraph-rsid="00234ba0"/>
    </style:style>
    <style:style style:name="P33" style:family="paragraph" style:parent-style-name="Standard">
      <style:text-properties officeooo:paragraph-rsid="001acf30"/>
    </style:style>
    <style:style style:name="P34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5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7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42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3" style:family="paragraph" style:parent-style-name="Standard">
      <style:text-properties officeooo:rsid="001acf30" officeooo:paragraph-rsid="001acf30" fo:background-color="#ffffa6"/>
    </style:style>
    <style:style style:name="P44" style:family="paragraph" style:parent-style-name="Standard">
      <style:text-properties officeooo:paragraph-rsid="001c9fa4"/>
    </style:style>
    <style:style style:name="P45" style:family="paragraph" style:parent-style-name="Standard">
      <style:text-properties officeooo:rsid="00211a7e" officeooo:paragraph-rsid="00211a7e"/>
    </style:style>
    <style:style style:name="P46" style:family="paragraph" style:parent-style-name="Standard">
      <style:text-properties officeooo:paragraph-rsid="00234ba0"/>
    </style:style>
    <style:style style:name="P47" style:family="paragraph" style:parent-style-name="Standard">
      <style:text-properties officeooo:paragraph-rsid="00251227"/>
    </style:style>
    <style:style style:name="P48" style:family="paragraph" style:parent-style-name="Standard">
      <style:text-properties officeooo:paragraph-rsid="0023f966"/>
    </style:style>
    <style:style style:name="P49" style:family="paragraph" style:parent-style-name="Standard">
      <style:text-properties officeooo:rsid="002a2a01" officeooo:paragraph-rsid="002a2a01"/>
    </style:style>
    <style:style style:name="P50" style:family="paragraph" style:parent-style-name="codigo">
      <style:text-properties officeooo:paragraph-rsid="00164033"/>
    </style:style>
    <style:style style:name="P51" style:family="paragraph" style:parent-style-name="codigo">
      <style:text-properties officeooo:rsid="037ec498" officeooo:paragraph-rsid="001acf30"/>
    </style:style>
    <style:style style:name="P52" style:family="paragraph" style:parent-style-name="codigo">
      <style:text-properties officeooo:paragraph-rsid="001acf30"/>
    </style:style>
    <style:style style:name="P53" style:family="paragraph" style:parent-style-name="codigo">
      <style:text-properties officeooo:paragraph-rsid="001d9956" fo:background-color="#e8f2a1"/>
    </style:style>
    <style:style style:name="P54" style:family="paragraph" style:parent-style-name="codigo">
      <style:text-properties officeooo:paragraph-rsid="001e8082"/>
    </style:style>
    <style:style style:name="P55" style:family="paragraph" style:parent-style-name="codigo">
      <style:text-properties officeooo:rsid="037ddba9" officeooo:paragraph-rsid="001f9450"/>
    </style:style>
    <style:style style:name="P56" style:family="paragraph" style:parent-style-name="código">
      <style:text-properties officeooo:paragraph-rsid="002a2a01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paragraph-rsid="0023f966"/>
    </style:style>
    <style:style style:name="P59" style:family="paragraph" style:parent-style-name="Heading_20_2">
      <style:paragraph-properties fo:break-before="page"/>
      <style:text-properties officeooo:paragraph-rsid="002ea74b"/>
    </style:style>
    <style:style style:name="P60" style:family="paragraph" style:parent-style-name="Standard" style:list-style-name="L1">
      <style:text-properties officeooo:rsid="00164033" officeooo:paragraph-rsid="00164033"/>
    </style:style>
    <style:style style:name="P61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62" style:family="paragraph" style:parent-style-name="codigo">
      <style:text-properties officeooo:paragraph-rsid="0037a044" fo:background-color="#e8f2a1"/>
    </style:style>
    <style:style style:name="P63" style:family="paragraph" style:parent-style-name="codigo">
      <style:text-properties officeooo:paragraph-rsid="003904c2" fo:background-color="#e8f2a1"/>
    </style:style>
    <style:style style:name="P64" style:family="paragraph" style:parent-style-name="codigo">
      <style:text-properties officeooo:rsid="037ec498" officeooo:paragraph-rsid="003bb0fd" fo:background-color="#e8f2a1"/>
    </style:style>
    <style:style style:name="P65" style:family="paragraph" style:parent-style-name="codigo">
      <style:text-properties officeooo:rsid="037ec498" officeooo:paragraph-rsid="003dceaa" fo:background-color="#e8f2a1"/>
    </style:style>
    <style:style style:name="P66" style:family="paragraph" style:parent-style-name="codigo">
      <style:text-properties officeooo:rsid="037ec498" officeooo:paragraph-rsid="00402d93" fo:background-color="#e8f2a1"/>
    </style:style>
    <style:style style:name="P67" style:family="paragraph" style:parent-style-name="codigo">
      <style:text-properties officeooo:rsid="037ec498" officeooo:paragraph-rsid="00423010" fo:background-color="#e8f2a1"/>
    </style:style>
    <style:style style:name="P68" style:family="paragraph" style:parent-style-name="codigo">
      <style:text-properties officeooo:rsid="037ec498" officeooo:paragraph-rsid="00447b18" fo:background-color="#e8f2a1"/>
    </style:style>
    <style:style style:name="P69" style:family="paragraph" style:parent-style-name="codigo">
      <style:text-properties officeooo:rsid="037ec498" officeooo:paragraph-rsid="00449960" fo:background-color="#e8f2a1"/>
    </style:style>
    <style:style style:name="P70" style:family="paragraph" style:parent-style-name="codigo">
      <style:text-properties officeooo:paragraph-rsid="003dadd7" fo:background-color="#e8f2a1"/>
    </style:style>
    <style:style style:name="P71" style:family="paragraph" style:parent-style-name="codigo">
      <style:text-properties officeooo:rsid="004104e5" officeooo:paragraph-rsid="004104e5" fo:background-color="#e8f2a1"/>
    </style:style>
    <style:style style:name="P72" style:family="paragraph" style:parent-style-name="codigo">
      <style:text-properties officeooo:paragraph-rsid="00475a58" fo:background-color="#e8f2a1"/>
    </style:style>
    <style:style style:name="P73" style:family="paragraph" style:parent-style-name="codigo">
      <style:text-properties officeooo:paragraph-rsid="003dadd7"/>
    </style:style>
    <style:style style:name="P74" style:family="paragraph" style:parent-style-name="codigo">
      <style:text-properties officeooo:rsid="001d9956" officeooo:paragraph-rsid="003dadd7"/>
    </style:style>
    <style:style style:name="P75" style:family="paragraph" style:parent-style-name="codigo">
      <style:text-properties officeooo:paragraph-rsid="003dceaa"/>
    </style:style>
    <style:style style:name="P76" style:family="paragraph" style:parent-style-name="codigo">
      <style:text-properties officeooo:rsid="00234ba0" officeooo:paragraph-rsid="004309c3"/>
    </style:style>
    <style:style style:name="P77" style:family="paragraph" style:parent-style-name="codigo">
      <style:text-properties officeooo:paragraph-rsid="004309c3"/>
    </style:style>
    <style:style style:name="P78" style:family="paragraph" style:parent-style-name="codigo">
      <style:text-properties officeooo:rsid="037ddba9" officeooo:paragraph-rsid="0045c7a5"/>
    </style:style>
    <style:style style:name="P79" style:family="paragraph" style:parent-style-name="codigo">
      <style:text-properties fo:font-weight="normal" officeooo:rsid="037ec498" officeooo:paragraph-rsid="0048d0f4" fo:background-color="#e8f2a1" style:font-weight-asian="normal" style:font-weight-complex="normal"/>
    </style:style>
    <style:style style:name="P80" style:family="paragraph" style:parent-style-name="codigo">
      <style:text-properties fo:font-weight="normal" officeooo:rsid="037ec498" officeooo:paragraph-rsid="004aae7e" fo:background-color="#e8f2a1" style:font-weight-asian="normal" style:font-weight-complex="normal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fo:font-weight="bold" officeooo:rsid="02ebb14d" fo:background-color="#e8f2a1" loext:char-shading-value="0" style:font-weight-asian="bold" style:font-weight-complex="bold"/>
    </style:style>
    <style:style style:name="T12" style:family="text">
      <style:text-properties fo:font-weight="bold" officeooo:rsid="036b88cd" fo:background-color="#e8f2a1" loext:char-shading-value="0" style:font-weight-asian="bold" style:font-weight-complex="bold"/>
    </style:style>
    <style:style style:name="T13" style:family="text">
      <style:text-properties officeooo:rsid="036a8d99"/>
    </style:style>
    <style:style style:name="T14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background-color="#e8f2a1" loext:char-shading-value="0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dceaa" fo:background-color="#e8f2a1" loext:char-shading-value="0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9" style:family="text">
      <style:text-properties officeooo:rsid="001a77a4"/>
    </style:style>
    <style:style style:name="T20" style:family="text">
      <style:text-properties officeooo:rsid="001acf30"/>
    </style:style>
    <style:style style:name="T21" style:family="text">
      <style:text-properties officeooo:rsid="037ddba9"/>
    </style:style>
    <style:style style:name="T22" style:family="text">
      <style:text-properties officeooo:rsid="001c9fa4"/>
    </style:style>
    <style:style style:name="T23" style:family="text">
      <style:text-properties officeooo:rsid="001d9956"/>
    </style:style>
    <style:style style:name="T24" style:family="text">
      <style:text-properties officeooo:rsid="001e8082"/>
    </style:style>
    <style:style style:name="T25" style:family="text">
      <style:text-properties officeooo:rsid="02ebb14d"/>
    </style:style>
    <style:style style:name="T26" style:family="text">
      <style:text-properties officeooo:rsid="00211a7e"/>
    </style:style>
    <style:style style:name="T27" style:family="text">
      <style:text-properties fo:background-color="#e8f2a1" loext:char-shading-value="0"/>
    </style:style>
    <style:style style:name="T28" style:family="text">
      <style:text-properties officeooo:rsid="02ebb14d" fo:background-color="#e8f2a1" loext:char-shading-value="0"/>
    </style:style>
    <style:style style:name="T29" style:family="text">
      <style:text-properties officeooo:rsid="001d9956" fo:background-color="#e8f2a1" loext:char-shading-value="0"/>
    </style:style>
    <style:style style:name="T30" style:family="text">
      <style:text-properties officeooo:rsid="003904c2" fo:background-color="#e8f2a1" loext:char-shading-value="0"/>
    </style:style>
    <style:style style:name="T31" style:family="text">
      <style:text-properties officeooo:rsid="003dceaa" fo:background-color="#e8f2a1" loext:char-shading-value="0"/>
    </style:style>
    <style:style style:name="T32" style:family="text">
      <style:text-properties officeooo:rsid="001e8082" fo:background-color="#e8f2a1" loext:char-shading-value="0"/>
    </style:style>
    <style:style style:name="T33" style:family="text">
      <style:text-properties officeooo:rsid="037ec498" fo:background-color="#e8f2a1" loext:char-shading-value="0"/>
    </style:style>
    <style:style style:name="T34" style:family="text">
      <style:text-properties officeooo:rsid="003bb0fd" fo:background-color="#e8f2a1" loext:char-shading-value="0"/>
    </style:style>
    <style:style style:name="T35" style:family="text">
      <style:text-properties officeooo:rsid="0043b274" fo:background-color="#e8f2a1" loext:char-shading-value="0"/>
    </style:style>
    <style:style style:name="T36" style:family="text">
      <style:text-properties officeooo:rsid="00211a7e" fo:background-color="#e8f2a1" loext:char-shading-value="0"/>
    </style:style>
    <style:style style:name="T37" style:family="text">
      <style:text-properties officeooo:rsid="0045c7a5" fo:background-color="#e8f2a1" loext:char-shading-value="0"/>
    </style:style>
    <style:style style:name="T38" style:family="text">
      <style:text-properties officeooo:rsid="00234ba0"/>
    </style:style>
    <style:style style:name="T39" style:family="text">
      <style:text-properties officeooo:rsid="0023f966"/>
    </style:style>
    <style:style style:name="T40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officeooo:rsid="00251227"/>
    </style:style>
    <style:style style:name="T44" style:family="text">
      <style:text-properties officeooo:rsid="0027732e"/>
    </style:style>
    <style:style style:name="T45" style:family="text">
      <style:text-properties officeooo:rsid="002926e9"/>
    </style:style>
    <style:style style:name="T46" style:family="text">
      <style:text-properties officeooo:rsid="002a2a01"/>
    </style:style>
    <style:style style:name="T47" style:family="text">
      <style:text-properties officeooo:rsid="0033de32"/>
    </style:style>
    <style:style style:name="T48" style:family="text">
      <style:text-properties officeooo:rsid="0035fcdb"/>
    </style:style>
    <style:style style:name="T49" style:family="text">
      <style:text-properties officeooo:rsid="003904c2"/>
    </style:style>
    <style:style style:name="T50" style:family="text">
      <style:text-properties officeooo:rsid="003bb0fd"/>
    </style:style>
    <style:style style:name="T51" style:family="text">
      <style:text-properties officeooo:rsid="003dadd7"/>
    </style:style>
    <style:style style:name="T52" style:family="text">
      <style:text-properties officeooo:rsid="003dceaa"/>
    </style:style>
    <style:style style:name="T53" style:family="text">
      <style:text-properties style:text-line-through-style="solid" style:text-line-through-type="single" officeooo:rsid="02ebb14d" fo:background-color="#e8f2a1" loext:char-shading-value="0"/>
    </style:style>
    <style:style style:name="T54" style:family="text">
      <style:text-properties style:text-line-through-style="none" style:text-line-through-type="none" officeooo:rsid="02ebb14d" fo:background-color="#e8f2a1" loext:char-shading-value="0"/>
    </style:style>
    <style:style style:name="T55" style:family="text">
      <style:text-properties style:text-line-through-style="none" style:text-line-through-type="none" officeooo:rsid="003dceaa" fo:background-color="#e8f2a1" loext:char-shading-value="0"/>
    </style:style>
    <style:style style:name="T56" style:family="text">
      <style:text-properties officeooo:rsid="037ec498"/>
    </style:style>
    <style:style style:name="T57" style:family="text">
      <style:text-properties officeooo:rsid="00423010"/>
    </style:style>
    <style:style style:name="T58" style:family="text">
      <style:text-properties officeooo:rsid="00447b18"/>
    </style:style>
    <style:style style:name="T59" style:family="text">
      <style:text-properties officeooo:rsid="0045c7a5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1e8082" fo:background-color="transparent" loext:char-shading-value="0"/>
    </style:style>
    <style:style style:name="T62" style:family="text">
      <style:text-properties officeooo:rsid="001e8082" fo:background-color="transparent" loext:char-shading-value="0"/>
    </style:style>
    <style:style style:name="T63" style:family="text">
      <style:text-properties officeooo:rsid="0045c7a5" fo:background-color="transparent" loext:char-shading-value="0"/>
    </style:style>
    <style:style style:name="T64" style:family="text">
      <style:text-properties officeooo:rsid="0045c7a5" fo:background-color="transparent" loext:char-shading-value="0"/>
    </style:style>
    <style:style style:name="T65" style:family="text">
      <style:text-properties officeooo:rsid="00211a7e" fo:background-color="transparent" loext:char-shading-value="0"/>
    </style:style>
    <style:style style:name="T66" style:family="text">
      <style:text-properties officeooo:rsid="00211a7e" fo:background-color="transparent" loext:char-shading-value="0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47fcbe" fo:background-color="transparent" loext:char-shading-value="0"/>
    </style:style>
    <style:style style:name="T69" style:family="text">
      <style:text-properties officeooo:rsid="00475a58"/>
    </style:style>
    <style:style style:name="T70" style:family="text">
      <style:text-properties officeooo:rsid="0048d0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803353593" text:style-name="L1">
        <text:list-item>
          <text:p text:style-name="P60">BD columnar</text:p>
        </text:list-item>
        <text:list-item>
          <text:p text:style-name="P60">"JOINless"; a diferenza das BBDDRelacionais, non hai JOINs entre táboas</text:p>
        </text:list-item>
        <text:list-item>
          <text:p text:style-name="P60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57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50"><text:span text:style-name="Source_20_Text">docker pull cassandra:latest</text:span></text:p>
      <text:p text:style-name="P4"><text:span text:style-name="Source_20_Text"><text:span text:style-name="T14"/></text:span></text:p>
      <text:p text:style-name="P4"><text:span text:style-name="Source_20_Text"><text:span text:style-name="T14">Crear unha rede propia para </text:span></text:span><text:span text:style-name="Source_20_Text"><text:span text:style-name="T15">o novo contedor</text:span></text:span></text:p>
      <text:p text:style-name="P50"><text:span text:style-name="Source_20_Text">docker network create cassandra_</text:span><text:span text:style-name="Source_20_Text"><text:span text:style-name="T24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50"><text:span text:style-name="Source_20_Text">docker run --rm -d --name cassandra --hostname cassandra --network cassandra_</text:span><text:span text:style-name="Source_20_Text"><text:span text:style-name="T24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2">Carga de datos</text:p>
      <text:p text:style-name="P10">CQL (Cassandra Query Language); <text:span text:style-name="T1">linguaxe similar a SQL propio de Cassandra</text:span></text:p>
      <text:p text:style-name="P10"/>
      <text:p text:style-name="P14">data.cql</text:p>
      <text:p text:style-name="P50">-- Create a keyspace</text:p>
      <text:p text:style-name="P50">CREATE KEYSPACE IF NOT EXISTS store WITH REPLICATION = { 'class' : 'SimpleStrategy', 'replication_factor' : '1' };</text:p>
      <text:p text:style-name="P50"/>
      <text:p text:style-name="P50">-- Create a table</text:p>
      <text:p text:style-name="P50">CREATE TABLE IF NOT EXISTS store.shopping_cart (</text:p>
      <text:p text:style-name="P50">userid text PRIMARY KEY,</text:p>
      <text:p text:style-name="P50">item_count int,</text:p>
      <text:p text:style-name="P50">last_update_timestamp timestamp</text:p>
      <text:p text:style-name="P50">);</text:p>
      <text:p text:style-name="P50"/>
      <text:p text:style-name="P50">-- Insert some data</text:p>
      <text:p text:style-name="P50">INSERT INTO store.shopping_cart</text:p>
      <text:p text:style-name="P50">(userid, item_count, last_update_timestamp)</text:p>
      <text:p text:style-name="P50">VALUES ('9876', 2, toTimeStamp(now()));</text:p>
      <text:p text:style-name="P50">INSERT INTO store.shopping_cart</text:p>
      <text:p text:style-name="P50">(userid, item_count, last_update_timestamp)</text:p>
      <text:p text:style-name="P50">VALUES ('1234', 5, toTimeStamp(now()));</text:p>
      <text:p text:style-name="P10"/>
      <text:p text:style-name="P12">Executar o script de carga de datos</text:p>
      <text:p text:style-name="P42">Ollo! Despois do arranque de Cassandra pode tardar uns segundos en estar operativo.</text:p>
      <text:p text:style-name="P50"><text:span text:style-name="Source_20_Text">docker run --rm --network cassandra_</text:span><text:span text:style-name="Source_20_Text"><text:span text:style-name="T24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3">e : set environment variable</text:span></text:p>
      <text:p text:style-name="P11">Ollo!!!! a versión 3.4.5 non funciona</text:p>
      <text:p text:style-name="P11"/>
      <text:p text:style-name="P12">Executar cqlsh – cliente CQL</text:p>
      <text:p text:style-name="P50"><text:soft-page-break/><text:span text:style-name="Source_20_Text">docker run --rm -it --network cassandra_</text:span><text:span text:style-name="Source_20_Text"><text:span text:style-name="T24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1"/>
      <text:p text:style-name="P50"><text:span text:style-name="Source_20_Text">SELECT * FROM store.shopping_cart;</text:span></text:p>
      <text:p text:style-name="P8"/>
      <text:p text:style-name="P50"><text:span text:style-name="Source_20_Text">INSERT INTO store.shopping_cart (userid, item_count) VALUES ('4567', 20);</text:span></text:p>
      <text:p text:style-name="P8"/>
      <text:h text:style-name="P57" text:outline-level="2"><text:bookmark-start text:name="__RefHeading___Toc6670_2483200771"/>Apartado 2. Clúster Cassandra en host único<text:bookmark-end text:name="__RefHeading___Toc6670_2483200771"/></text:h>
      <text:p text:style-name="P26">O obxectivo deste<text:span text:style-name="T47">vagra</text:span> apartado é crear un clúster con varios nodos de Cassandra utilizando contedores docker.</text:p>
      <text:p text:style-name="P26"/>
      <text:p text:style-name="P15">Lanzar un primeiro nodo:</text:p>
      <text:p text:style-name="P54">docker run <text:span text:style-name="Source_20_Text">--hostname cassandra-</text:span><text:span text:style-name="Source_20_Text"><text:span text:style-name="T24">1</text:span></text:span><text:span text:style-name="Source_20_Text"> --network cassandra_</text:span><text:span text:style-name="Source_20_Text"><text:span text:style-name="T24">network</text:span></text:span><text:span text:style-name="Source_20_Text"> </text:span>--name cassandra-1 -d cassandra:latest</text:p>
      <text:p text:style-name="P28"/>
      <text:p text:style-name="P15"><text:span text:style-name="T20">E</text:span>stado do clúster:</text:p>
      <text:p text:style-name="P31">Cassandra dispón dunha ferramenta: nodetool, para o control do clúster</text:p>
      <text:p text:style-name="P42">Ollo! Despois do arranque de Cassandra pode tardar uns segundos en estar operativo.</text:p>
      <text:p text:style-name="P52">docker exec -it cassandra-1 nodetool status</text:p>
      <text:p text:style-name="P28"/>
      <text:p text:style-name="P16"><text:span text:style-name="T20">C</text:span><text:span text:style-name="T21">onexión cliente:</text:span></text:p>
      <text:p text:style-name="P52">docker exec -it cassandra-1 bash -c 'cqlsh'</text:p>
      <text:p text:style-name="P28"/>
      <text:p text:style-name="P33"><text:span text:style-name="T7">L</text:span><text:span text:style-name="T8">anzar segundo nodo:</text:span></text:p>
      <text:p text:style-name="P45">Indicamos, cunha variable de entorno, cal é o nodo "principal".</text:p>
      <text:p text:style-name="P55">docker run <text:span text:style-name="Source_20_Text">--hostname cassandra-</text:span><text:span text:style-name="Source_20_Text"><text:span text:style-name="T24">2</text:span></text:span><text:span text:style-name="Source_20_Text"> --network cassandra_</text:span><text:span text:style-name="Source_20_Text"><text:span text:style-name="T24">network </text:span></text:span>--name cassandra-2 -<text:span text:style-name="T26">e CASSANDRA_SEEDS=cassandra-1 </text:span>-d cassandra:latest</text:p>
      <text:p text:style-name="P28"/>
      <text:p text:style-name="P43">Os contedores de Cassandra son bastante exixentes en requirimentos de memoria, polo que para levantar o clúster precisarás unha máquina con bastante RAM (1GB por nodo debería ser máis que suficiente).</text:p>
      <text:p text:style-name="P31">Se non podes levantar varios nodos ao mesmo tempo, ou cando levantas un hai outro que cae, é posible que sexa un problema de memoria.</text:p>
      <text:p text:style-name="P28"/>
      <text:p text:style-name="P17">Comprobar o estado do clúster </text:p>
      <text:p text:style-name="P52">docker exec -it cassandra-1 nodetool status</text:p>
      <text:p text:style-name="P28"/>
      <text:p text:style-name="P17">Comproba se podes conectarte a calquera dos nodos:</text:p>
      <text:p text:style-name="P34">Conexión a nodo 1:</text:p>
      <text:p text:style-name="P51">docker exec -it cassandra-<text:span text:style-name="T50">1</text:span> bash -c 'cqlsh'</text:p>
      <text:p text:style-name="P34">Conexión a nodo 2:</text:p>
      <text:p text:style-name="P64">docker exec -it cassandra-<text:span text:style-name="T48">2</text:span> bash -c 'cqlsh'</text:p>
      <text:p text:style-name="P31"/>
      <text:p text:style-name="P31"/>
      <text:p text:style-name="P44"><text:span text:style-name="T22">Crea unha base de datos </text:span><text:span text:style-name="T23">(iot)</text:span><text:span text:style-name="T22"> con información de </text:span><text:span text:style-name="T23">sensores</text:span><text:span text:style-name="T22"> </text:span><text:span text:style-name="T23">(sensor)</text:span><text:span text:style-name="T22">, insire algúns datos e comproba que se almacenan na base de datos.</text:span></text:p>
      <text:p text:style-name="P44"><text:span text:style-name="T22">Campos de datos: </text:span><text:span text:style-name="T23">codigo, temperatura, humidade, timestamp</text:span></text:p>
      <text:p text:style-name="P44"/>
      <text:p text:style-name="P25">sensores.cql</text:p>
      <text:p text:style-name="P53">-- Create a keyspace</text:p>
      <text:p text:style-name="P62">CREATE KEYSPACE IF NOT EXISTS <text:span text:style-name="T51">iot</text:span> WITH REPLICATION = { 'class' : 'SimpleStrategy', 'replication_factor' : '1' };</text:p>
      <text:p text:style-name="P53"/>
      <text:p text:style-name="P53">-- Create a table</text:p>
      <text:p text:style-name="P62">CREATE TABLE IF NOT EXISTS <text:span text:style-name="T23">iot</text:span>.<text:span text:style-name="T23">sensor</text:span> (</text:p>
      <text:p text:style-name="P62"><text:span text:style-name="T49">codigo</text:span> <text:span text:style-name="T49">int</text:span> PRIMARY KEY,</text:p>
      <text:p text:style-name="P63"><text:span text:style-name="T23">temperatura</text:span> int,</text:p>
      <text:p text:style-name="P70"><text:span text:style-name="T23">humidade </text:span><text:span text:style-name="T51">int,</text:span></text:p>
      <text:p text:style-name="P70">timestamp <text:span text:style-name="T51">timestamp</text:span>,</text:p>
      <text:p text:style-name="P62"><text:soft-page-break/>);</text:p>
      <text:p text:style-name="P53"/>
      <text:p text:style-name="P53">-- Insert some data</text:p>
      <text:p text:style-name="P75">INSERT INTO <text:s/><text:span text:style-name="T29">iot</text:span><text:span text:style-name="T27">.</text:span><text:span text:style-name="T29">sensor</text:span></text:p>
      <text:p text:style-name="P75">(<text:span text:style-name="T30">codigo</text:span>, <text:span text:style-name="T29">temperatura</text:span>, <text:span text:style-name="T29">humidade, </text:span><text:span text:style-name="T31">timestamp</text:span>)</text:p>
      <text:p text:style-name="P73">VALUES (9876, 2<text:span text:style-name="T52">0</text:span>, <text:span text:style-name="T52">60</text:span>, toTimeStamp(now()));</text:p>
      <text:p text:style-name="P75">INSERT INTO <text:span text:style-name="T29">iot</text:span><text:span text:style-name="T27">.</text:span><text:span text:style-name="T29">sensor</text:span></text:p>
      <text:p text:style-name="P75">(<text:span text:style-name="T30">codigo</text:span>, <text:span text:style-name="T29">temperatura</text:span>, <text:span text:style-name="T29">humidade, </text:span><text:span text:style-name="T31">timestamp</text:span>)</text:p>
      <text:p text:style-name="P74"><text:span text:style-name="T16">VALUES (1234, </text:span><text:span text:style-name="T17">1</text:span><text:span text:style-name="T16">5, </text:span><text:span text:style-name="T17">66,</text:span><text:span text:style-name="T16"> toTimeStamp(now()));</text:span></text:p>
      <text:p text:style-name="P13">Executar o script de carga de datos</text:p>
      <text:p text:style-name="P75"><text:span text:style-name="Source_20_Text"><text:span text:style-name="T28">docker run --rm --network cassandra_</text:span></text:span><text:span text:style-name="Source_20_Text"><text:span text:style-name="T32">network</text:span></text:span><text:span text:style-name="Source_20_Text"><text:span text:style-name="T28"> -v "$(pwd)/</text:span></text:span><text:span text:style-name="Source_20_Text"><text:span text:style-name="T31">sensores</text:span></text:span><text:span text:style-name="Source_20_Text"><text:span text:style-name="T28">.cql:/scripts/</text:span></text:span><text:span text:style-name="Source_20_Text"><text:span text:style-name="T31">sensores</text:span></text:span><text:span text:style-name="Source_20_Text"><text:span text:style-name="T28">.cql" -</text:span></text:span><text:span text:style-name="Source_20_Text"><text:span text:style-name="T54">e CQLSH_HOST=cassandra-</text:span></text:span><text:span text:style-name="Source_20_Text"><text:span text:style-name="T55">1 </text:span></text:span><text:span text:style-name="Source_20_Text"><text:span text:style-name="T28">-e CQLSH_PORT=9042 -e </text:span></text:span><text:span text:style-name="Source_20_Text"><text:span text:style-name="T11">CQLVERSION=3.4.</text:span></text:span><text:span text:style-name="Source_20_Text"><text:span text:style-name="T12">6</text:span></text:span><text:span text:style-name="Source_20_Text"><text:span text:style-name="T28"> nuvo/docker-cqlsh</text:span></text:span></text:p>
      <text:p text:style-name="P29"/>
      <text:p text:style-name="P46"><text:span text:style-name="T7">Comproba se </text:span><text:span text:style-name="T9">podes acceder aos datos desde calquera dos nodos:</text:span></text:p>
      <text:p text:style-name="P35">Conexión a nodo 1:</text:p>
      <text:p text:style-name="P65">docker exec -it cassandra-<text:span text:style-name="T50">1</text:span> bash -c 'cqlsh'</text:p>
      <text:p text:style-name="P71">select * from iot.sensor;</text:p>
      <text:p text:style-name="P35"/>
      <text:p text:style-name="P35">Conexión a nodo 2:</text:p>
      <text:p text:style-name="P65"><text:span text:style-name="Source_20_Text">docker exec -it cassandra-</text:span><text:span text:style-name="Source_20_Text"><text:span text:style-name="T52">2</text:span></text:span><text:span text:style-name="Source_20_Text"> bash -c 'cqlsh'</text:span></text:p>
      <text:p text:style-name="P67"><text:span text:style-name="Source_20_Text"><text:span text:style-name="T57">select * from iot.sensor;</text:span></text:span></text:p>
      <text:p text:style-name="P32"/>
      <text:p text:style-name="P19"><text:span text:style-name="T38">I</text:span>nsire datos desde un nodo e <text:s/>comproba que podes velos desde o outro</text:p>
      <text:p text:style-name="P35">Conexión a nodo 1: <text:span text:style-name="T43">(conectar e inserir datos)</text:span></text:p>
      <text:p text:style-name="P66"><text:span text:style-name="Source_20_Text">docker exec -it cassandra-</text:span><text:span text:style-name="Source_20_Text"><text:span text:style-name="T50">1</text:span></text:span><text:span text:style-name="Source_20_Text"> bash -c 'cqlsh'</text:span></text:p>
      <text:p text:style-name="P68"><text:span text:style-name="Source_20_Text"><text:span text:style-name="T58">#inserir datos en cassandra</text:span></text:span></text:p>
      <text:p text:style-name="P77">INSERT INTO <text:s/><text:span text:style-name="T29">iot</text:span><text:span text:style-name="T27">.</text:span><text:span text:style-name="T29">sensor</text:span></text:p>
      <text:p text:style-name="P77">(<text:span text:style-name="T30">codigo</text:span>, <text:span text:style-name="T29">temperatura</text:span>, <text:span text:style-name="T29">humidade, </text:span><text:span text:style-name="T31">timestamp</text:span>)</text:p>
      <text:p text:style-name="P76"><text:span text:style-name="Source_20_Text"><text:span text:style-name="T28">VALUES (</text:span></text:span><text:span text:style-name="Source_20_Text"><text:span text:style-name="T35">4567</text:span></text:span><text:span text:style-name="Source_20_Text"><text:span text:style-name="T28">, </text:span></text:span><text:span text:style-name="Source_20_Text"><text:span text:style-name="T35">18</text:span></text:span><text:span text:style-name="Source_20_Text"><text:span text:style-name="T28">, </text:span></text:span><text:span text:style-name="Source_20_Text"><text:span text:style-name="T35">8</text:span></text:span><text:span text:style-name="Source_20_Text"><text:span text:style-name="T31">0</text:span></text:span><text:span text:style-name="Source_20_Text"><text:span text:style-name="T28">, toTimeStamp(now()));</text:span></text:span></text:p>
      <text:p text:style-name="P35"/>
      <text:p text:style-name="P35">Conexión a nodo 2: <text:span text:style-name="T43">(conectar e ver datos)</text:span></text:p>
      <text:p text:style-name="P69"><text:span text:style-name="Source_20_Text"><text:span text:style-name="T56">docker exec -it cassandra-</text:span></text:span><text:span text:style-name="Source_20_Text"><text:span text:style-name="T52">2</text:span></text:span><text:span text:style-name="Source_20_Text"><text:span text:style-name="T56"> bash -c 'cqlsh'</text:span></text:span></text:p>
      <text:p text:style-name="P69"><text:span text:style-name="Source_20_Text"><text:span text:style-name="T57">select * from iot.sensor;</text:span></text:span></text:p>
      <text:p text:style-name="P32"/>
      <text:p text:style-name="P22">Engade un novo nodo ao clúster</text:p>
      <text:p text:style-name="P30"/>
      <text:p text:style-name="P47"><text:span text:style-name="T7">L</text:span><text:span text:style-name="T8">anzar </text:span><text:span text:style-name="T10">terceiro</text:span><text:span text:style-name="T8"> nodo:</text:span></text:p>
      <text:p text:style-name="P78"><text:span text:style-name="Source_20_Text"><text:span text:style-name="T67">docker run --hostname cassandra-</text:span></text:span><text:span text:style-name="Source_20_Text"><text:span text:style-name="T68">3</text:span></text:span><text:span text:style-name="Source_20_Text"><text:span text:style-name="T67"> --network cassandra_</text:span></text:span><text:span text:style-name="Source_20_Text"><text:span text:style-name="T62">network </text:span></text:span><text:span text:style-name="Source_20_Text"><text:span text:style-name="T67">--name cassandra-</text:span></text:span><text:span text:style-name="Source_20_Text"><text:span text:style-name="T64">3</text:span></text:span><text:span text:style-name="Source_20_Text"><text:span text:style-name="T67"> -</text:span></text:span><text:span text:style-name="Source_20_Text"><text:span text:style-name="T66">e CASSANDRA_SEEDS=cassandra-1 </text:span></text:span><text:span text:style-name="Source_20_Text"><text:span text:style-name="T67">-d cassandra:latest</text:span></text:span></text:p>
      <text:p text:style-name="P30"/>
      <text:p text:style-name="P18">Comprobar o estado do clúster </text:p>
      <text:p text:style-name="P72"><text:span text:style-name="Source_20_Text">docker exec -it cassandra-</text:span><text:span text:style-name="Source_20_Text"><text:span text:style-name="T69">3</text:span></text:span><text:span text:style-name="Source_20_Text"> nodetool status</text:span></text:p>
      <text:p text:style-name="P30"/>
      <text:p text:style-name="P47"><text:span text:style-name="T7">Comproba se podes conectarte </text:span><text:span text:style-name="T10">ao terceiro nodo e podes consultar os datos</text:span></text:p>
      <text:p text:style-name="P36">Conexión a nodo <text:span text:style-name="T43">3</text:span>: <text:span text:style-name="T43">(conexión e ver datos)</text:span></text:p>
      <text:p text:style-name="P79"><text:span text:style-name="Source_20_Text"><text:span text:style-name="T56">docker exec -it cassandra-</text:span></text:span><text:span text:style-name="Source_20_Text"><text:span text:style-name="T70">3</text:span></text:span><text:span text:style-name="Source_20_Text"><text:span text:style-name="T56"> bash -c 'cqlsh'</text:span></text:span></text:p>
      <text:p text:style-name="P80"><text:span text:style-name="Source_20_Text"><text:span text:style-name="T57">select * from iot.sensor;</text:span></text:span></text:p>
      <text:p text:style-name="P37"/>
      <text:p text:style-name="P37"/>
      <text:h text:style-name="P58" text:outline-level="2"><text:bookmark-start text:name="__RefHeading___Toc6672_2483200771"/>Apartado <text:span text:style-name="T39">3</text:span>. Clúster Cassandra <text:span text:style-name="T42">con docker-compose</text:span><text:bookmark-end text:name="__RefHeading___Toc6672_2483200771"/></text:h>
      <text:p text:style-name="P48"><text:span text:style-name="T19">O obxectivo deste apartado é crear </text:span><text:span text:style-name="T45">o clúster anterior, definido por código con docker-compose.</text:span></text:p>
      <text:p text:style-name="P48"/>
      <text:p text:style-name="P56">version: '3'</text:p>
      <text:p text:style-name="P56"/>
      <text:p text:style-name="P56">services:</text:p>
      <text:p text:style-name="P56"><text:s text:c="3"/><text:span text:style-name="T18">cassandra-1</text:span>:</text:p>
      <text:p text:style-name="P56"><text:s text:c="5"/>image: <text:span text:style-name="T18">cassandra</text:span></text:p>
      <text:p text:style-name="P56"><text:s text:c="5"/>restart: always</text:p>
      <text:p text:style-name="P56"/>
      <text:p text:style-name="P56"><text:s text:c="3"/><text:span text:style-name="T18">cassandra-2:</text:span></text:p>
      <text:p text:style-name="P56"><text:s text:c="5"/>depends_on:</text:p>
      <text:p text:style-name="P56"><text:s text:c="7"/>- <text:span text:style-name="T46">cassandra-1</text:span></text:p>
      <text:p text:style-name="P56"><text:s text:c="5"/>image: <text:span text:style-name="T18">cassandra</text:span></text:p>
      <text:p text:style-name="P56"><text:s text:c="5"/>restart: always</text:p>
      <text:p text:style-name="P56"><text:s text:c="5"/>environment:</text:p>
      <text:p text:style-name="código"><text:s text:c="7"/>CASSANDRA_SEEDS=cassandra-1</text:p>
      <text:p text:style-name="P27"/>
      <text:p text:style-name="P23">Levantar o clúster:</text:p>
      <text:p text:style-name="P49">docker compose up -d</text:p>
      <text:p text:style-name="P49"/>
      <text:p text:style-name="P23">Consultar o estado do clúster</text:p>
      <text:p text:style-name="P49">docker ps</text:p>
      <text:p text:style-name="P49">docker exec -it cluster-cassandra-1-1 nodetool status</text:p>
      <text:p text:style-name="P49"/>
      <text:p text:style-name="P23">Conectarse á base de datos</text:p>
      <text:p text:style-name="codigo">docker exec -it cluster-cassandra-1-1 bash -c 'cqlsh'</text:p>
      <text:p text:style-name="P20"/>
      <text:p text:style-name="P24">Tirar o clúster</text:p>
      <text:p text:style-name="codigo">docker compose down</text:p>
      <text:p text:style-name="P38"/>
      <text:p text:style-name="P38"/>
      <text:h text:style-name="P59" text:outline-level="2"><text:bookmark-start text:name="__RefHeading___Toc7229_2483200771"/>Apartado <text:span text:style-name="T44">4</text:span>. <text:span text:style-name="T40"><text:s/>Clúster Cassandra en </text:span><text:span text:style-name="T41">kubernetes</text:span><text:bookmark-end text:name="__RefHeading___Toc7229_2483200771"/></text:h>
      <text:p text:style-name="P40">O obxectivo deste apartado é montar un clúster Cassandra sobre Kubernetes.</text:p>
      <text:p text:style-name="P20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41"/>
      <text:p text:style-name="P2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6"><draw:image xlink:href="Pictures/10005C8B00001CF50000137B5D3F34B1285972EE.svg" xlink:type="simple" xlink:show="embed" xlink:actuate="onLoad" draw:mime-type="image/svg+xml"/><draw:image xlink:href="Pictures/1000020100000118000000BC37C496BD7D910CB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39:01.044000000</dc:date>
    <meta:editing-duration>PT2H43M52S</meta:editing-duration>
    <meta:editing-cycles>44</meta:editing-cycles>
    <meta:document-statistic meta:table-count="0" meta:image-count="1" meta:object-count="0" meta:page-count="7" meta:paragraph-count="146" meta:word-count="910" meta:character-count="6360" meta:non-whitespace-character-count="5563"/>
  </office:meta>
</office:document-meta>
</file>